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d346e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officeooo:paragraph-rsid="001d346e"/>
    </style:style>
    <style:style style:name="P4" style:family="paragraph" style:parent-style-name="Standard">
      <style:paragraph-properties fo:line-height="150%"/>
      <style:text-properties officeooo:paragraph-rsid="001c55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¡Saludo!<text:line-break/><text:line-break/><text:line-break/>Documento de reporte para esta quincena. Próximamente, envión, enlace para que los reportes puedan ser más detallados. De manera que yo pueda incorporar enlaces en los documentos y que puedan visualizarse los trabajos de forma instantánea en el navegador. De esa forma puedo ahorrar tiempo.<text:line-break/><text:line-break/>A continuación dejaré los enlaces a repositorios privados, ya que necesito no tener que enviar documentos para explicar lo que he hecho durante la quincena o el mes.<text:line-break/><text:line-break/>Estos son los repositorios privados.<text:line-break/><text:line-break/>He enviado invitación para poder acceder al contenido a estos dos repositorios a los siguientes correos electrónicos:</text:p>
      <text:p text:style-name="P2"><text:line-break/><text:a xlink:type="simple" xlink:href="mailto:carlosjimenez@yeespr.net" text:style-name="Internet_20_link" text:visited-style-name="Visited_20_Internet_20_Link">carlosjimenez@yeespr.net</text:a></text:p>
      <text:p text:style-name="P1"/>
      <text:p text:style-name="P4"><text:a xlink:type="simple" xlink:href="https://github.com/caleman9791/carlosjimenez/invitations" text:style-name="Internet_20_link" text:visited-style-name="Visited_20_Internet_20_Link">https://github.com/caleman9791/carlosjimenez/invitations</text:a></text:p>
      <text:p text:style-name="P2"><text:a xlink:type="simple" xlink:href="https://github.com/caleman9791/appdiagramap/invitations" text:style-name="Internet_20_link" text:visited-style-name="Visited_20_Internet_20_Link">https://github.com/caleman9791/appdiagramap/invitations</text:a></text:p>
      <text:p text:style-name="P2"><text:line-break/><text:line-break/>https://github.com/caleman9791/rosaleecordova/invitations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06:19:41.712000000</meta:creation-date>
    <meta:editing-cycles>1</meta:editing-cycles>
    <meta:editing-duration>P0D</meta:editing-duration>
    <meta:document-statistic meta:table-count="0" meta:image-count="0" meta:object-count="0" meta:page-count="1" meta:paragraph-count="5" meta:word-count="100" meta:character-count="821" meta:non-whitespace-character-count="717"/>
    <meta:generator>LibreOffice/7.5.3.2$Windows_X86_64 LibreOffice_project/9f56dff12ba03b9acd7730a5a481eea045e468f3</meta:generator>
  </office:meta>
</office:document-meta>
</file>